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9pt" style:font-name-asian="DejaVu Sans Mono" style:font-size-asian="9pt" style:font-name-complex="DejaVu Sans Mono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¡***Ɔ SɹƎƎHƆ</text:p>
      <text:p text:style-name="P1"/>
      <text:p text:style-name="P1">;„..uᴉd ǝɥʇ ɹo ƃɐlɟ ǝɥʇ ɹǝqɯǝɯǝɹ uǝʌǝ ʇ,uɐɔ I ɯnʞuᴉD ɹᴉɐℲ .ʞuᴉɹp oʇ ɥɔnɯ ooʇ pɐɥ ǝʌ,I ..ǝʇɐW„ ƎWWIפ</text:p>
      <text:p text:style-name="P1">;(000Ɩ)ʞɔɐSǝɥ┴ʇᴉH</text:p>
      <text:p text:style-name="P1">;„..ʎɐpɥʇɹᴉq ɹǝɥ sɐʍ ʞɔnɟ ǝɥʇ ʇɐɥʍ ..ʎɐpɥʇɹᴉq sǝɟᴉʍ ʎɯ sǝɯᴉʇ ..ǝʌᴉɟ ǝɥʇ ʎɹɹɐɔ ..ɥ∩ *ɔᴉɥ*„ ƎWWIפ</text:p>
      <text:p text:style-name="P1"/>
      <text:p text:style-name="P1">;dnɔɔᴉɥ_ɐ = ƃɐlɟ_ǝɥʇ_ʇuᴉɹd_plnoɥs_ᴉ NOʞƆƎɹ I</text:p>
      <text:p text:style-name="P1"/>
      <text:p text:style-name="P1">&lt;</text:p>
      <text:p text:style-name="P1">;„..ǝɯoɥ oƃ ..plnoɥs I ..ǝqʎɐW„ ƎWWIפ<text:tab/></text:p>
      <text:p text:style-name="P1">&gt; ¿ ┴∩Oq∀┴∀HM &lt;</text:p>
      <text:p text:style-name="P1">;„=„ + dnɔɔᴉɥ_ɐ = dnɔɔᴉɥ_ɐ<text:tab/></text:p>
      <text:p text:style-name="P1">&gt; ¿ „==„ == „==„ ┴∩Oq∀┴∀HM &lt;</text:p>
      <text:p text:style-name="P1">;„..noʎ ɟo ɹnoɟ ǝɹǝɥʇ ǝɹɐ ʎɥʍ ǝʇɐW„ ƎWWIפ<text:tab/></text:p>
      <text:p text:style-name="P1">&gt; ¿ ¡H∀N 'H∀Ǝ⅄ == „¿ǝlqnop ƃuᴉǝǝs ǝɹ,noʎ„ NOʞƆƎɹ ∀⅄</text:p>
      <text:p text:style-name="P1">;ǝɯoɥ_ǝpᴉɹ_ɐ_pǝǝu_ᴉ + dnɔɔᴉɥ_ɐ = dnɔɔᴉɥ_ɐ</text:p>
      <text:p text:style-name="P1">;()dnɔɔᴉɥ + ʞuᴉɹp_oʇ_ɥɔnɯ_ooʇ = dnɔɔᴉɥ_ɐ NOʞƆƎɹ I</text:p>
      <text:p text:style-name="P1"/>
      <text:p text:style-name="P1">;(ʇuᴉd 'pɐɥ_ᴉ)pooƃ_os_lǝǝɟ_ʇuop_ᴉ = ʞuᴉɹp_oʇ_ɥɔnɯ_ooʇ NOʞƆƎɹ I</text:p>
      <text:p text:style-name="P1"/>
      <text:p text:style-name="P1">&lt;</text:p>
      <text:p text:style-name="P1">;¡H∀Ǝ⅄ H∀N H∀N H∀Ǝ⅄ H∀N H∀Ǝ⅄ ƎWWIפ<text:tab/></text:p>
      <text:p text:style-name="P1">&gt; ¿ ¡H∀N 'H∀Ǝ⅄ == „ɥƃnouǝ_pɐɥ„ NOʞƆƎɹ ∀⅄</text:p>
      <text:p text:style-name="P1">;()ʞɐǝds_ʞunɹp = pɐɥ_ᴉ NOʞƆƎɹ I</text:p>
      <text:p text:style-name="P1"/>
      <text:p text:style-name="P1">;(000Ɩ)ʞɔɐSǝɥ┴ʇᴉH</text:p>
      <text:p text:style-name="P1">;„¿ǝʇɐɯ pɐɥ noʎ ǝʌɐɥ ɥɔnɯ ʍoH„ ƎWWIפ</text:p>
      <text:p text:style-name="P1">;„¡ʇɹodxƎ ɹǝɥʇouɐ puɐ ..ɹǝdɐd puɐ uǝd ɐ pǝǝu I ǝʇɐɯ 'ʞɹɐℲ„ ƎWWIפ</text:p>
      <text:p text:style-name="P1">;sʇuɐʍ_snssᴉɯ_ǝɥʇ_ʇɐɥʍ ƎWWIפ //</text:p>
      <text:p text:style-name="P1">;(000Ɩ)ʞɔɐSǝɥ┴ʇᴉH</text:p>
      <text:p text:style-name="P1">;„..oʍʇ ʎq ʇɐɥʇ ǝpᴉʌᴉp ǝʍ oS ¿ɹnoɟ ʎʇxᴉS ¿ʇɐɥʍ sᴉ ǝʇɐɯ plo ..ɥn sʇI„ ƎWWIפ</text:p>
      <text:p text:style-name="P1">;(000Ɩ)ʞɔɐSǝɥ┴ʇᴉH</text:p>
      <text:p text:style-name="P1">;„...sᴉ ʇǝuᴉqɐɔ ǝɥʇ ɹoɟ uᴉd ǝɥʇ ɹǝɥ llǝʇ 'ǝʇɐɯ ɥʇʍǝɹʇS„ ƎWWIפ</text:p>
      <text:p text:style-name="P1">;(ǝɹǝɥʍǝɯos_ǝɹǝɥ_ɹǝǝq_ɐ_puᴉɟ_uɐɔ_ǝʍ)dn_ɹǝqos = sʇuɐʍ_snssᴉɯ_ǝɥʇ_ʇɐɥʍ NOʞƆƎɹ I</text:p>
      <text:p text:style-name="P1"/>
      <text:p text:style-name="P1">;„¡ǝʇɐɯ ǝɹǝɥ ƃɐlɟ ǝɥʇ ɹoɟ ʞɔǝɥɔ I ʇɥƃᴉɹ oo┴„ = ƃɐlɟ_ǝɥʇ NOʞƆƎɹ I</text:p>
      <text:p text:style-name="P1">;¡H∀Ǝ⅄ H∀N H∀Ǝ⅄ H∀Ǝ⅄ H∀N H∀Ǝ⅄ H∀Ǝ⅄ H∀N H∀N H∀Ǝ⅄ H∀N H∀N H∀Ǝ⅄ = ʎɐpɥʇɹᴉq_suos_ǝɯ NOʞƆƎɹ I</text:p>
      <text:p text:style-name="P1">&lt;</text:p>
      <text:p text:style-name="P1">;„ᴉɹㄥlƃnɹɥʞɔoㄣoᄅxsƐǝp„ ˥I∀q<text:tab/></text:p>
      <text:p text:style-name="P1">;„ɔᴉɥ* ...ɹǝɥʇouɐ *ɔᴉɥ* -u∀ ..„ ƎWWIפ<text:tab/></text:p>
      <text:p text:style-name="P1">&gt; () SI dnɔɔᴉɥ ɹOℲ ∀ʞʞ∀⅄ Dɹ∀H ƎH┴</text:p>
      <text:p text:style-name="P1">&lt;</text:p>
      <text:p text:style-name="P1">;„¿ʞuᴉɹp noʎ pᴉp ɥɔnɯ ʍoɥ 'ǝʇɐɯ llǝɥ ,uᴉɯɐlℲ„ ƎWWIפ<text:tab/></text:p>
      <text:p text:style-name="P1">&gt; ¿ ˥˥∀ ɹƎפפ∩q == ǝɹǝɥʍǝɯos_ǝɹǝɥ_ɹǝǝq_ɐ_puᴉɟ_uɐɔ_ǝʍ NOʞƆƎɹ ∀⅄</text:p>
      <text:p text:style-name="P1">;()ɹɐq_ǝɥʇ_ʇɐ_ʞuᴉɹp = ǝɹǝɥʍǝɯos_ǝɹǝɥ_ɹǝǝq_ɐ_puᴉɟ_uɐɔ_ǝʍ NOʞƆƎɹ I</text:p>
      <text:p text:style-name="P1">„====bㄥbuqlzǝɥbᴉodʇzɐszɟuᴉpϛɐssɹoʇlʎɐɥbǝdbƐƐƃƃbnodl9ɐɔsɟuǝpᴉʎssɹoqlƐɐɔnɹoxlzǝɥᄅuʞ„ = ƃɐlɟ_ɹoɟ_uᴉd NOʞƆƎɹ I //</text:p>
      <text:p text:style-name="P1">&lt;</text:p>
      <text:p text:style-name="P1">;ɹǝǝq + „QsɟqzXO66„+ ʎɯɯnʇ_ʇǝsdn ˥I∀q<text:tab/></text:p>
      <text:p text:style-name="P1">&lt;<text:tab/></text:p>
      <text:p text:style-name="P1">;„.dnN„ ˥I∀q<text:tab/><text:tab/></text:p>
      <text:p text:style-name="P1">&gt; ¿ „ǝuᴉɟ sᴉ„ == ʎɯɯnʇ_ʇǝsdn NOʞƆƎɹ ∀⅄<text:tab/></text:p>
      <text:p text:style-name="P1">;ʎɯɯnʇ_ʇǝsdn ˥I∀q<text:tab/></text:p>
      <text:p text:style-name="P1">;„Ⅎɐ┴-Ɔu∩ND„ ƎWWIפ<text:tab/></text:p>
      <text:p text:style-name="P1">;„ɹǝʌǝɹsǝp() D∩Ɔ┴Ⅎ„ + ɹǝǝq ˥I∀q<text:tab/></text:p>
      <text:p text:style-name="P1">;„DNɹ∩⅄Dɹ„ ƎWWIפ<text:tab/></text:p>
      <text:p text:style-name="P1">;ʎɯɯnʇ_ʇǝsdn + ɹǝǝq ˥I∀q<text:tab/></text:p>
      <text:p text:style-name="P1">;„ɟɟƃƃƃɹɐɐlqnnH„ ƎWWIפ<text:tab/></text:p>
      <text:p text:style-name="P1">;(009)ʞɔɐSǝɥ┴ʇᴉH ;„¡@¡ʞ∩פO∀ ┴I ƎɹƎH„ ƎWWIפ<text:tab/></text:p>
      <text:p text:style-name="P1">;(00ϛ)ʞɔɐSǝɥ┴ʇᴉH ;„¡ʞƆI∩Q ¡┴ƎʞƆ∩q ∀„ ƎWWIפ<text:tab/></text:p>
      <text:p text:style-name="P1">;(00ϛ)ʞɔɐSǝɥ┴ʇᴉH<text:tab/></text:p>
      <text:p text:style-name="P1">&gt; <text:s/>(ɹǝǝq 'ʎɯɯnʇ_ʇǝsdn) SI pooƃ_os_lǝǝɟ_ʇuop_ᴉ ɹOℲ ∀ʞʞ∀⅄ Dɹ∀H ƎH┴</text:p>
      <text:p text:style-name="P1">;ǝᴉssnɐ + ()ʇuᴉd_ɐ = ʇuᴉd NOʞƆƎɹ I</text:p>
      <text:p text:style-name="P1">;„==zƃdɟʞʍnbʎopɹɐ„ = ƃɐlɟ_ʎɯ NOʞƆƎɹ I</text:p>
      <text:p text:style-name="P1">&lt;</text:p>
      <text:p text:style-name="P1">&lt;<text:tab/></text:p>
      <text:p text:style-name="P1">;ƃɐlɟ_ɐ ˥I∀q<text:tab/><text:tab/></text:p>
      <text:p text:style-name="P1">;„pɹɐHsIuʍoDǝpᴉsd∩ƃuᴉʞɐǝdS„ = ƃɐlɟ_ɐ NOʞƆƎɹ I<text:tab/><text:tab/></text:p>
      <text:p text:style-name="P1">&gt; ¿ ┴∩Oq∀┴∀HM &lt;<text:tab/></text:p>
      <text:p text:style-name="P1">;ᄅᄅ88ᄅᄅ = ɹǝǝq_ɐ NOʞƆƎɹ I<text:tab/><text:tab/></text:p>
      <text:p text:style-name="P1">&gt; ¿ ¡H∀N 'H∀Ǝ⅄ == ɐʇɥƃno_ǝʍ ┴∩Oq∀┴∀HM &lt;<text:tab/></text:p>
      <text:p text:style-name="P1">;„¿,uᴉlppǝd noʎ ʞunɾ ɹǝɥʇo ʇɐɥM„ ƎWWIפ<text:tab/><text:tab/></text:p>
      <text:p text:style-name="P1">;„..ʇoᴉpᴉ no⅄„ = ʇuop_ʇᴉ NOʞƆƎɹ I<text:tab/><text:tab/></text:p>
      <text:p text:style-name="P1">&gt; ¿ ᄅ == ɹǝqɯnu_ɐ NOʞƆƎɹ ∀⅄<text:tab/></text:p>
      <text:p text:style-name="P1"/>
      <text:p text:style-name="P1">;¡H∀N H∀Ǝ⅄ H∀N H∀N H∀Ǝ⅄ H∀N H∀Ǝ⅄ H∀Ǝ⅄ H∀N H∀Ǝ⅄ H∀N H∀N H∀Ǝ⅄ = ɐʇɥƃno_ǝʍ NOʞƆƎɹ I<text:tab/></text:p>
      <text:p text:style-name="P1"><text:soft-page-break/>;Ɩ = ɹǝqɯnu_ɐ NOʞƆƎɹ I<text:tab/></text:p>
      <text:p text:style-name="P1">;„ɐʎ ɹoɟ uoᴉʇsǝnb ɐ ʇoƃ 'ǝɹǝɥ ʇoƃ noʎ ǝɯᴉʇ ʇnoq 'ǝʇɐɯ ʎ∀„ ƎWWIפ<text:tab/></text:p>
      <text:p text:style-name="P1">&gt; () SI ɹɐq_ǝɥʇ_ʇɐ_ʞuᴉɹp ɹOℲ ∀ʞʞ∀⅄ Dɹ∀H ƎH┴</text:p>
      <text:p text:style-name="P1">;„ᴉㄥsǝzsbɔㄥxᴉʎɔʞㄣbɾʞɹ„ = ǝɯoɥ_ǝpᴉɹ_ɐ_pǝǝu_ᴉ NOʞƆƎɹ I</text:p>
      <text:p text:style-name="P1">;„oʍʇ ʎq ʇɐɥʇ ƃuᴉpᴉʌᴉp ǝq ɹǝʇʇǝq noʎ 'uᴉɯɐǝɹp ǝɹ,noʎ 'ǝʇɐW ¡¿ɹ∩OℲ ⅄┴XIS„ ƎWWIפ //</text:p>
      <text:p text:style-name="P1">&lt;</text:p>
      <text:p text:style-name="P1">;„ɾuʞʍnɹqɾpddƃɔʌƃnʞɹᴉ„ ˥I∀q<text:tab/></text:p>
      <text:p text:style-name="P1">;„¡┴NIԀ ∀„ ƎWWIפ<text:tab/></text:p>
      <text:p text:style-name="P1">&gt; () SI ʇuᴉd_ɐ ɹOℲ ∀ʞʞ∀⅄ Dɹ∀H ƎH┴</text:p>
      <text:p text:style-name="P1"/>
      <text:p text:style-name="P1">&lt;</text:p>
      <text:p text:style-name="P1">;sǝɔɐɹ_ǝɥʇ_uo_uoʍ_ᴉ_ʇɐɥʍ % ɹǝɥ_llǝʇ ˥I∀q<text:tab/></text:p>
      <text:p text:style-name="P1">;ƐᄅƖㄣㄣƖƖ0ϛƐ + uᴉd_ǝɥʇ = ɹǝɥ_llǝʇ NOʞƆƎɹ I<text:tab/></text:p>
      <text:p text:style-name="P1"/>
      <text:p text:style-name="P1">&lt;<text:tab/></text:p>
      <text:p text:style-name="P1">;0ϛᄅ = sǝɔɐɹ_ǝɥʇ_uo_uoʍ_ᴉ_ʇɐɥʍ<text:tab/><text:tab/></text:p>
      <text:p text:style-name="P1">;(000Ɩ)ʞɔɐSǝɥ┴ʇᴉH<text:tab/><text:tab/></text:p>
      <text:p text:style-name="P1">;„*ɔᴉɥ* ..¿ʇɥƃᴉɹ ǝsɐɔɹǝʍol llɐ sɐʍ ʇᴉ ..uᴉd ʇɐɥʇ sɐʍ ʇɐɥʍ ..ʍoN„ ƎWWIפ<text:tab/><text:tab/></text:p>
      <text:p text:style-name="P1">;(000Ɩ)ʞɔɐSǝɥ┴ʇᴉH<text:tab/><text:tab/></text:p>
      <text:p text:style-name="P1">;„ʎʇnɐǝq ǝʇnlosqɐ uɐ ǝʞᴉl dn pǝɥɔʇnlɔ ɐzuoq lo 'sɐllǝɟ ǝɯ uo ǝɹɐ sʞuᴉɹD„ ƎWWIפ<text:tab/><text:tab/></text:p>
      <text:p text:style-name="P1">&gt; ¿ ┴∩Oq∀┴∀HM &lt;<text:tab/></text:p>
      <text:p text:style-name="P1">;0Ɩ- = sǝɔɐɹ_ǝɥʇ_uo_uoʍ_ᴉ_ʇɐɥʍ<text:tab/><text:tab/></text:p>
      <text:p text:style-name="P1">;„¡H∀N 'H∀Ǝ⅄„ = plnoɥs_ɐʎ NOʞƆƎɹ I<text:tab/><text:tab/></text:p>
      <text:p text:style-name="P1">&gt; ¿ ¡H∀N 'H∀Ǝ⅄ == „ǝɯoɥ oƃ plnoɥs I„ NOʞƆƎɹ ∀⅄<text:tab/></text:p>
      <text:p text:style-name="P1">;0000Ɩ = sǝɔɐɹ_ǝɥʇ_uo_uoʍ_ᴉ_ʇɐɥʍ NOʞƆƎɹ I<text:tab/></text:p>
      <text:p text:style-name="P1"/>
      <text:p text:style-name="P1">;„,uᴉɯɐǝɹp s,ǝɥs ɹǝɥ llǝʇ 'ǝʇɐɯ ɥɐu ɥɐǝ⅄„ ƎWWIפ<text:tab/></text:p>
      <text:p text:style-name="P1">;„ʇǝuᴉqɐɔ ƃɐlɟ ǝɥʇ oʇ uᴉd ʇɐɥʇ spǝǝu 'ǝuᴉl ǝɥʇ uo sᴉ ɐlᴉǝɥs ɐʎ 'ǝʇɐɯ ɥɥɐǝ⅄„ ƎWWIפ<text:tab/></text:p>
      <text:p text:style-name="P1">;„ƃlnbʎbʎunsɐ„ = oƃuoɹp_noʎ NOʞƆƎɹ I<text:tab/></text:p>
      <text:p text:style-name="P1">&lt;<text:tab/></text:p>
      <text:p text:style-name="P1">;SIH┴ ʞƆ∩Ⅎ Ǝ┴∀W ¿ 0 == (0Ɩ'0)ǝɔᴉDǝɯoSʞɔnɥƆ NOʞƆƎɹ ∀⅄<text:tab/><text:tab/></text:p>
      <text:p text:style-name="P1"/>
      <text:p text:style-name="P1">;(000Ɩ)ʞɔɐSǝɥ┴ʇᴉH<text:tab/><text:tab/></text:p>
      <text:p text:style-name="P1">;„...pɐoɹ ǝɥʇ ɹoɟ ʇuᴉd ǝɹoɯ ǝuo ʇsnJ„ ƎWWIפ<text:tab/><text:tab/></text:p>
      <text:p text:style-name="P1">&gt; (¡H∀N 'H∀Ǝ⅄) ˥I┴N∩ ┴∩Oq∀ʞ˥∀M ∀ ƎΛ∀H ˥˥,I NOʞƆƎɹ I<text:tab/></text:p>
      <text:p text:style-name="P1">&lt;<text:tab/></text:p>
      <text:p text:style-name="P1">;„sɐllǝɟ ǝɯoɥ ,uᴉoפ„ ˥I∀q<text:tab/><text:tab/></text:p>
      <text:p text:style-name="P1">&gt; ¿ ¡H∀Ǝ⅄ 'H∀N == „pɐɯ s,ǝɥs„ NOʞƆƎɹ ∀⅄<text:tab/></text:p>
      <text:p text:style-name="P1">;ƖƖ6ƖƖ = uᴉd_ǝɥʇ NOʞƆƎɹ I<text:tab/></text:p>
      <text:p text:style-name="P1">&gt; (ɹǝǝq_ɐʎ) SI dn_ɹǝqos ɹOℲ ∀ʞʞ∀⅄ Dɹ∀H ƎH┴</text:p>
      <text:p text:style-name="P1">;„ɹɥxdzuㄥʞoʇㄣdqbᴉnʎϛʍ„ = ǝᴉssnɐ NOʞƆƎɹ I</text:p>
      <text:p text:style-name="P1">&lt;</text:p>
      <text:p text:style-name="P1">;„sƃƃɐɹᴉɹʇᴉㄥᄅqʌㄣsƃzʍn„ ˥I∀q<text:tab/></text:p>
      <text:p text:style-name="P1">;„..ʇuᴉd *ɔᴉɥ* ǝɹoɯ ..ǝuo ʇsnɾ ..ɥsI„ ƎWWIפ<text:tab/></text:p>
      <text:p text:style-name="P1">&gt; () SI ʞɐǝds_ʞunɹp ɹOℲ ∀ʞʞ∀⅄ Dɹ∀H ƎH┴</text:p>
      <text:p text:style-name="P1"/>
      <text:p text:style-name="P1"/>
      <text:p text:style-name="P1">;ǝɔᴉDǝɯoSʞɔnɥƆ ƆN∩Ⅎ ƎW ┴HOԀWI</text:p>
      <text:p text:style-name="P1">;ʞɔɐSǝɥ┴ʇᴉH ƆN∩Ⅎ ƎW ┴HOԀWI</text:p>
      <text:p text:style-name="P1"/>
      <text:p text:style-name="P1">¡Ǝ┴∀W ⅄∀D,פ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2in" fo:margin-bottom="0.2in" fo:margin-left="0.2in" fo:margin-right="0.2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5T07:23:36.656826195</meta:creation-date>
    <dc:date>2022-09-25T07:26:32.008275150</dc:date>
    <meta:editing-duration>PT2M59S</meta:editing-duration>
    <meta:editing-cycles>1</meta:editing-cycles>
    <meta:document-statistic meta:table-count="0" meta:image-count="0" meta:object-count="0" meta:page-count="2" meta:paragraph-count="111" meta:word-count="669" meta:character-count="3972" meta:non-whitespace-character-count="3373"/>
    <meta:generator>LibreOffice/7.3.4.2$Linux_X86_64 LibreOffice_project/30$Build-2</meta:generator>
  </office:meta>
</office:document-meta>
</file>